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Heading_20_4">
      <style:paragraph-properties fo:padding="0.0193in" fo:border="0.0008in solid #d9d9e3"/>
    </style:style>
    <style:style style:name="P5" style:family="paragraph" style:parent-style-name="Heading_20_3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Конечно, вот развернутое описание главы 1:</text:p>
      <text:h text:style-name="P5" text:outline-level="3">Глава 1: Введение в HTTP</text:h>
      <text:h text:style-name="P4" text:outline-level="4">1. Что такое HTTP?</text:h>
      <text:p text:style-name="P1">HTTP (HyperText Transfer Protocol) является протоколом передачи данных, используемым для коммуникации между клиентом и сервером в сети Интернет. Это базовый протокол, обеспечивающий обмен различными типами данных, такими как текст, изображения, видео и другие ресурсы, между устройствами через веб.</text:p>
      <text:p text:style-name="P1">HTTP основан на концепции запроса-ответа: клиент (например, веб-браузер) отправляет запрос на сервер, а сервер отвечает на этот запрос, предоставляя необходимые данные или выполняя запрошенные действия.</text:p>
      <text:h text:style-name="P4" text:outline-level="4">2. Клиент-серверная модель</text:h>
      <text:p text:style-name="P1">HTTP работает на основе клиент-серверной модели. Клиенты (например, браузеры) и серверы (например, веб-серверы) обмениваются данными посредством HTTP-запросов и HTTP-ответов.</text:p>
      <text:p text:style-name="P1">HTTP-запрос содержит метод (GET, POST, PUT, DELETE и другие), URL-адрес ресурса и другие параметры, в то время как HTTP-ответ включает статус выполнения запроса (например, успешно или не найдено), данные и заголовки.</text:p>
      <text:h text:style-name="P4" text:outline-level="4">3. Методы HTTP</text:h>
      <text:p text:style-name="P1">HTTP определяет различные методы для выполнения запросов к серверу. Некоторые из основных методов:</text:p>
      <text:list xml:id="list6139512984283353397" text:style-name="L1">
        <text:list-item>
          <text:p text:style-name="P3"><text:span text:style-name="Strong_20_Emphasis">GET</text:span>: Запрос на получение данных с сервера по указанному URL-адресу.</text:p>
        </text:list-item>
        <text:list-item>
          <text:p text:style-name="P3"><text:span text:style-name="Strong_20_Emphasis">POST</text:span>: Отправка данных на сервер для обработки, часто используется при отправке форм.</text:p>
        </text:list-item>
        <text:list-item>
          <text:p text:style-name="P3"><text:span text:style-name="Strong_20_Emphasis">PUT</text:span>: Запись данных на сервер по указанному URL.</text:p>
        </text:list-item>
        <text:list-item>
          <text:p text:style-name="P2"><text:span text:style-name="Strong_20_Emphasis">DELETE</text:span>: Удаление данных по указанному URL.</text:p>
        </text:list-item>
      </text:list>
      <text:p text:style-name="P1">Эти методы определяют тип действия, которое клиент хочет выполнить над ресурсом на сервере.</text:p>
      <text:h text:style-name="P4" text:outline-level="4">4. Структура HTTP-сообщений</text:h>
      <text:p text:style-name="P1">HTTP-сообщение состоит из двух основных частей: заголовки и тело сообщения. Заголовки содержат метаданные о сообщении, такие как тип содержимого, дата, кодировка и другие параметры, в то время как тело сообщения содержит реальные данные, например, HTML-страницы, изображения или другие ресурсы.</text:p>
      <text:p text:style-name="P1">Заголовки HTTP играют важную роль, передавая информацию между клиентом и сервером, а также описывая тип и размер данных.</text:p>
      <text:p text:style-name="P1">Эта глава предоставляет фундаментальное понимание основ HTTP, клиент-серверной модели, методов запросов и структуры сообщений, что является ключевым для более глубокого изучения протокола HTTP и его применения в веб-разработк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5:22:53.31</dc:date>
    <meta:document-statistic meta:table-count="0" meta:image-count="0" meta:object-count="0" meta:page-count="1" meta:paragraph-count="19" meta:word-count="288" meta:character-count="2116"/>
    <dc:creator>Dima Wide</dc:creator>
    <meta:user-defined meta:name="Info 1"/>
    <meta:user-defined meta:name="Info 2"/>
    <meta:user-defined meta:name="Info 3"/>
    <meta:user-defined meta:name="Info 4"/>
  </office:meta>
</office:document-meta>
</file>